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list-style-name="LFO1" style:family="paragraph"/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list-style-name="LFO1" style:family="paragraph"/>
    <style:style style:name="P20" style:parent-style-name="Normal" style:list-style-name="LFO1" style:family="paragraph"/>
    <style:style style:name="T21" style:parent-style-name="DefaultParagraphFont" style:family="text">
      <style:text-properties style:font-name="Segoe UI Emoji" style:font-name-complex="Segoe UI Emoji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family="paragraph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P124" style:parent-style-name="Normal" style:family="paragraph">
      <style:text-properties fo:font-weight="bold" style:font-weight-asian="bold" style:font-weight-complex="bold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P137" style:parent-style-name="Normal" style:family="paragraph">
      <style:text-properties fo:font-weight="bold" style:font-weight-asian="bold" style:font-weight-complex="bold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P139" style:parent-style-name="Normal" style:family="paragraph">
      <style:text-properties fo:font-weight="bold" style:font-weight-asian="bold" style:font-weight-complex="bold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P141" style:parent-style-name="Normal" style:family="paragraph">
      <style:text-properties fo:font-weight="bold" style:font-weight-asian="bold" style:font-weight-complex="bold"/>
    </style:style>
    <style:style style:name="P142" style:parent-style-name="Normal" style:family="paragraph">
      <style:text-properties fo:font-weight="bold" style:font-weight-asian="bold" style:font-weight-complex="bold"/>
    </style:style>
    <style:style style:name="P143" style:parent-style-name="Normal" style:family="paragraph">
      <style:text-properties fo:font-weight="bold" style:font-weight-asian="bold" style:font-weight-complex="bold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P146" style:parent-style-name="Normal" style:family="paragraph">
      <style:text-properties fo:font-weight="bold" style:font-weight-asian="bold" style:font-weight-complex="bold"/>
    </style:style>
    <style:style style:name="P147" style:parent-style-name="Normal" style:family="paragraph">
      <style:text-properties fo:font-weight="bold" style:font-weight-asian="bold" style:font-weight-complex="bold"/>
    </style:style>
    <style:style style:name="P148" style:parent-style-name="Normal" style:family="paragraph">
      <style:text-properties fo:font-weight="bold" style:font-weight-asian="bold" style:font-weight-complex="bold"/>
    </style:style>
    <style:style style:name="P149" style:parent-style-name="Normal" style:family="paragraph">
      <style:text-properties fo:font-weight="bold" style:font-weight-asian="bold" style:font-weight-complex="bold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P154" style:parent-style-name="Normal" style:family="paragraph">
      <style:text-properties fo:font-weight="bold" style:font-weight-asian="bold" style:font-weight-complex="bold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P156" style:parent-style-name="Normal" style:family="paragraph">
      <style:text-properties fo:font-weight="bold" style:font-weight-asian="bold" style:font-weight-complex="bold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P158" style:parent-style-name="Normal" style:family="paragraph">
      <style:text-properties fo:font-weight="bold" style:font-weight-asian="bold" style:font-weight-complex="bold"/>
    </style:style>
    <style:style style:name="P159" style:parent-style-name="Normal" style:family="paragraph">
      <style:text-properties fo:font-weight="bold" style:font-weight-asian="bold" style:font-weight-complex="bold"/>
    </style:style>
    <style:style style:name="P160" style:parent-style-name="Normal" style:family="paragraph">
      <style:text-properties fo:font-weight="bold" style:font-weight-asian="bold" style:font-weight-complex="bold"/>
    </style:style>
    <style:style style:name="P161" style:parent-style-name="Normal" style:family="paragraph">
      <style:text-properties fo:font-weight="bold" style:font-weight-asian="bold" style:font-weight-complex="bold"/>
    </style:style>
    <style:style style:name="P162" style:parent-style-name="Normal" style:family="paragraph">
      <style:text-properties fo:font-weight="bold" style:font-weight-asian="bold" style:font-weight-complex="bold"/>
    </style:style>
    <style:style style:name="P163" style:parent-style-name="Normal" style:family="paragraph">
      <style:text-properties fo:font-weight="bold" style:font-weight-asian="bold" style:font-weight-complex="bold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P166" style:parent-style-name="Normal" style:family="paragraph">
      <style:text-properties fo:font-weight="bold" style:font-weight-asian="bold" style:font-weight-complex="bold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P170" style:parent-style-name="Normal" style:family="paragraph">
      <style:text-properties fo:font-weight="bold" style:font-weight-asian="bold" style:font-weight-complex="bold"/>
    </style:style>
    <style:style style:name="P171" style:parent-style-name="Normal" style:family="paragraph">
      <style:text-properties fo:font-weight="bold" style:font-weight-asian="bold" style:font-weight-complex="bold"/>
    </style:style>
    <style:style style:name="P172" style:parent-style-name="Normal" style:family="paragraph">
      <style:text-properties fo:font-weight="bold" style:font-weight-asian="bold" style:font-weight-complex="bold"/>
    </style:style>
    <style:style style:name="P173" style:parent-style-name="Normal" style:family="paragraph">
      <style:text-properties fo:font-weight="bold" style:font-weight-asian="bold" style:font-weight-complex="bold"/>
    </style:style>
    <style:style style:name="P174" style:parent-style-name="Normal" style:family="paragraph">
      <style:text-properties fo:font-weight="bold" style:font-weight-asian="bold" style:font-weight-complex="bold"/>
    </style:style>
    <style:style style:name="P175" style:parent-style-name="Normal" style:family="paragraph">
      <style:text-properties fo:font-weight="bold" style:font-weight-asian="bold" style:font-weight-complex="bold"/>
    </style:style>
    <style:style style:name="P176" style:parent-style-name="Normal" style:family="paragraph">
      <style:text-properties fo:font-weight="bold" style:font-weight-asian="bold" style:font-weight-complex="bold"/>
    </style:style>
    <style:style style:name="P177" style:parent-style-name="Normal" style:family="paragraph">
      <style:text-properties fo:font-weight="bold" style:font-weight-asian="bold" style:font-weight-complex="bold"/>
    </style:style>
    <style:style style:name="P178" style:parent-style-name="Normal" style:family="paragraph">
      <style:text-properties fo:font-weight="bold" style:font-weight-asian="bold" style:font-weight-complex="bold"/>
    </style:style>
    <style:style style:name="P179" style:parent-style-name="Normal" style:family="paragraph">
      <style:text-properties fo:font-weight="bold" style:font-weight-asian="bold" style:font-weight-complex="bold"/>
    </style:style>
    <style:style style:name="P180" style:parent-style-name="Normal" style:family="paragraph">
      <style:text-properties fo:font-weight="bold" style:font-weight-asian="bold" style:font-weight-complex="bold"/>
    </style:style>
    <style:style style:name="P181" style:parent-style-name="Normal" style:family="paragraph">
      <style:text-properties fo:font-weight="bold" style:font-weight-asian="bold" style:font-weight-complex="bold"/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P183" style:parent-style-name="Normal" style:family="paragraph">
      <style:text-properties fo:font-weight="bold" style:font-weight-asian="bold" style:font-weight-complex="bold"/>
    </style:style>
    <style:style style:name="P184" style:parent-style-name="Normal" style:family="paragraph">
      <style:text-properties fo:font-weight="bold" style:font-weight-asian="bold" style:font-weight-complex="bold"/>
    </style:style>
    <style:style style:name="P185" style:parent-style-name="Normal" style:family="paragraph">
      <style:text-properties fo:font-weight="bold" style:font-weight-asian="bold" style:font-weight-complex="bold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P187" style:parent-style-name="Normal" style:family="paragraph">
      <style:text-properties fo:font-weight="bold" style:font-weight-asian="bold" style:font-weight-complex="bold"/>
    </style:style>
    <style:style style:name="P188" style:parent-style-name="Normal" style:family="paragraph">
      <style:text-properties fo:font-weight="bold" style:font-weight-asian="bold" style:font-weight-complex="bold"/>
    </style:style>
    <style:style style:name="P189" style:parent-style-name="Normal" style:family="paragraph">
      <style:text-properties fo:font-weight="bold" style:font-weight-asian="bold" style:font-weight-complex="bold"/>
    </style:style>
    <style:style style:name="P190" style:parent-style-name="Normal" style:family="paragraph">
      <style:text-properties fo:font-weight="bold" style:font-weight-asian="bold" style:font-weight-complex="bold"/>
    </style:style>
    <style:style style:name="P191" style:parent-style-name="Normal" style:family="paragraph">
      <style:text-properties fo:font-weight="bold" style:font-weight-asian="bold" style:font-weight-complex="bold"/>
    </style:style>
    <style:style style:name="P192" style:parent-style-name="Normal" style:family="paragraph">
      <style:text-properties fo:font-weight="bold" style:font-weight-asian="bold" style:font-weight-complex="bold"/>
    </style:style>
    <style:style style:name="P193" style:parent-style-name="Normal" style:family="paragraph">
      <style:text-properties fo:font-weight="bold" style:font-weight-asian="bold" style:font-weight-complex="bold"/>
    </style:style>
    <style:style style:name="P194" style:parent-style-name="Normal" style:family="paragraph">
      <style:text-properties fo:font-weight="bold" style:font-weight-asian="bold" style:font-weight-complex="bold"/>
    </style:style>
    <style:style style:name="P195" style:parent-style-name="Normal" style:family="paragraph">
      <style:text-properties fo:font-weight="bold" style:font-weight-asian="bold" style:font-weight-complex="bold"/>
    </style:style>
    <style:style style:name="P196" style:parent-style-name="Normal" style:family="paragraph">
      <style:text-properties fo:font-weight="bold" style:font-weight-asian="bold" style:font-weight-complex="bold"/>
    </style:style>
    <style:style style:name="P197" style:parent-style-name="Normal" style:family="paragraph">
      <style:text-properties fo:font-weight="bold" style:font-weight-asian="bold" style:font-weight-complex="bold"/>
    </style:style>
    <style:style style:name="P198" style:parent-style-name="Normal" style:family="paragraph">
      <style:text-properties fo:font-weight="bold" style:font-weight-asian="bold" style:font-weight-complex="bold"/>
    </style:style>
    <style:style style:name="P199" style:parent-style-name="Normal" style:family="paragraph">
      <style:text-properties fo:font-weight="bold" style:font-weight-asian="bold" style:font-weight-complex="bold"/>
    </style:style>
    <style:style style:name="P200" style:parent-style-name="Normal" style:family="paragraph">
      <style:text-properties fo:font-weight="bold" style:font-weight-asian="bold" style:font-weight-complex="bold"/>
    </style:style>
    <style:style style:name="P201" style:parent-style-name="Normal" style:family="paragraph">
      <style:text-properties fo:font-weight="bold" style:font-weight-asian="bold" style:font-weight-complex="bold"/>
    </style:style>
    <style:style style:name="P202" style:parent-style-name="Normal" style:family="paragraph">
      <style:text-properties fo:font-weight="bold" style:font-weight-asian="bold" style:font-weight-complex="bold"/>
    </style:style>
    <style:style style:name="P203" style:parent-style-name="Normal" style:family="paragraph">
      <style:text-properties fo:font-weight="bold" style:font-weight-asian="bold" style:font-weight-complex="bold"/>
    </style:style>
    <style:style style:name="P204" style:parent-style-name="Normal" style:family="paragraph">
      <style:text-properties fo:font-weight="bold" style:font-weight-asian="bold" style:font-weight-complex="bold"/>
    </style:style>
    <style:style style:name="P205" style:parent-style-name="Normal" style:family="paragraph">
      <style:text-properties fo:font-weight="bold" style:font-weight-asian="bold" style:font-weight-complex="bold"/>
    </style:style>
    <style:style style:name="P206" style:parent-style-name="Normal" style:family="paragraph">
      <style:text-properties fo:font-weight="bold" style:font-weight-asian="bold" style:font-weight-complex="bold"/>
    </style:style>
    <style:style style:name="P207" style:parent-style-name="Normal" style:family="paragraph">
      <style:text-properties fo:font-weight="bold" style:font-weight-asian="bold" style:font-weight-complex="bold"/>
    </style:style>
    <style:style style:name="P208" style:parent-style-name="Normal" style:family="paragraph">
      <style:text-properties fo:font-weight="bold" style:font-weight-asian="bold" style:font-weight-complex="bold"/>
    </style:style>
    <style:style style:name="P209" style:parent-style-name="Normal" style:family="paragraph">
      <style:text-properties fo:font-weight="bold" style:font-weight-asian="bold" style:font-weight-complex="bold"/>
    </style:style>
    <style:style style:name="P210" style:parent-style-name="Normal" style:family="paragraph">
      <style:text-properties fo:font-weight="bold" style:font-weight-asian="bold" style:font-weight-complex="bold"/>
    </style:style>
    <style:style style:name="P211" style:parent-style-name="Normal" style:family="paragraph">
      <style:text-properties fo:font-weight="bold" style:font-weight-asian="bold" style:font-weight-complex="bold"/>
    </style:style>
    <style:style style:name="P212" style:parent-style-name="Normal" style:family="paragraph">
      <style:text-properties fo:font-weight="bold" style:font-weight-asian="bold" style:font-weight-complex="bold"/>
    </style:style>
    <style:style style:name="P213" style:parent-style-name="Normal" style:family="paragraph">
      <style:text-properties fo:font-weight="bold" style:font-weight-asian="bold" style:font-weight-complex="bold"/>
    </style:style>
    <style:style style:name="P214" style:parent-style-name="Normal" style:family="paragraph">
      <style:text-properties fo:font-weight="bold" style:font-weight-asian="bold" style:font-weight-complex="bold"/>
    </style:style>
    <style:style style:name="P215" style:parent-style-name="Normal" style:family="paragraph">
      <style:text-properties fo:font-weight="bold" style:font-weight-asian="bold" style:font-weight-complex="bold"/>
    </style:style>
    <style:style style:name="P216" style:parent-style-name="Normal" style:family="paragraph">
      <style:text-properties fo:font-weight="bold" style:font-weight-asian="bold" style:font-weight-complex="bold"/>
    </style:style>
    <style:style style:name="P217" style:parent-style-name="Normal" style:family="paragraph">
      <style:text-properties fo:font-weight="bold" style:font-weight-asian="bold" style:font-weight-complex="bold"/>
    </style:style>
    <style:style style:name="P218" style:parent-style-name="Normal" style:family="paragraph">
      <style:text-properties fo:font-weight="bold" style:font-weight-asian="bold" style:font-weight-complex="bold"/>
    </style:style>
    <style:style style:name="P219" style:parent-style-name="Normal" style:family="paragraph">
      <style:text-properties fo:font-weight="bold" style:font-weight-asian="bold" style:font-weight-complex="bold"/>
    </style:style>
    <style:style style:name="P220" style:parent-style-name="Normal" style:family="paragraph">
      <style:text-properties fo:font-weight="bold" style:font-weight-asian="bold" style:font-weight-complex="bold"/>
    </style:style>
    <style:style style:name="P221" style:parent-style-name="Normal" style:family="paragraph">
      <style:text-properties fo:font-weight="bold" style:font-weight-asian="bold" style:font-weight-complex="bold"/>
    </style:style>
    <style:style style:name="P222" style:parent-style-name="Normal" style:family="paragraph">
      <style:text-properties fo:font-weight="bold" style:font-weight-asian="bold" style:font-weight-complex="bold"/>
    </style:style>
    <style:style style:name="P223" style:parent-style-name="Normal" style:family="paragraph">
      <style:text-properties fo:font-weight="bold" style:font-weight-asian="bold" style:font-weight-complex="bold"/>
    </style:style>
    <style:style style:name="P224" style:parent-style-name="Normal" style:family="paragraph">
      <style:text-properties fo:font-weight="bold" style:font-weight-asian="bold" style:font-weight-complex="bold"/>
    </style:style>
    <style:style style:name="P225" style:parent-style-name="Normal" style:family="paragraph">
      <style:text-properties fo:font-weight="bold" style:font-weight-asian="bold" style:font-weight-complex="bold"/>
    </style:style>
    <style:style style:name="P226" style:parent-style-name="Normal" style:family="paragraph">
      <style:text-properties fo:font-weight="bold" style:font-weight-asian="bold" style:font-weight-complex="bold"/>
    </style:style>
    <style:style style:name="P227" style:parent-style-name="Normal" style:family="paragraph">
      <style:text-properties fo:font-weight="bold" style:font-weight-asian="bold" style:font-weight-complex="bold"/>
    </style:style>
    <style:style style:name="P228" style:parent-style-name="Normal" style:family="paragraph">
      <style:text-properties fo:font-weight="bold" style:font-weight-asian="bold" style:font-weight-complex="bold"/>
    </style:style>
    <style:style style:name="P229" style:parent-style-name="Normal" style:family="paragraph">
      <style:text-properties fo:font-weight="bold" style:font-weight-asian="bold" style:font-weight-complex="bold"/>
    </style:style>
    <style:style style:name="P230" style:parent-style-name="Normal" style:family="paragraph">
      <style:text-properties fo:font-weight="bold" style:font-weight-asian="bold" style:font-weight-complex="bold"/>
    </style:style>
    <style:style style:name="P231" style:parent-style-name="Normal" style:family="paragraph">
      <style:text-properties fo:font-weight="bold" style:font-weight-asian="bold" style:font-weight-complex="bold"/>
    </style:style>
    <style:style style:name="P232" style:parent-style-name="Normal" style:family="paragraph">
      <style:text-properties fo:font-weight="bold" style:font-weight-asian="bold" style:font-weight-complex="bold"/>
    </style:style>
    <style:style style:name="P233" style:parent-style-name="Normal" style:family="paragraph">
      <style:text-properties fo:font-weight="bold" style:font-weight-asian="bold" style:font-weight-complex="bold"/>
    </style:style>
    <style:style style:name="P234" style:parent-style-name="Normal" style:family="paragraph">
      <style:text-properties fo:font-weight="bold" style:font-weight-asian="bold" style:font-weight-complex="bold"/>
    </style:style>
    <style:style style:name="P235" style:parent-style-name="Normal" style:family="paragraph">
      <style:text-properties fo:font-weight="bold" style:font-weight-asian="bold" style:font-weight-complex="bold"/>
    </style:style>
    <style:style style:name="P236" style:parent-style-name="Normal" style:family="paragraph">
      <style:text-properties fo:font-weight="bold" style:font-weight-asian="bold" style:font-weight-complex="bold"/>
    </style:style>
    <style:style style:name="P237" style:parent-style-name="Normal" style:family="paragraph">
      <style:text-properties fo:font-weight="bold" style:font-weight-asian="bold" style:font-weight-complex="bold"/>
    </style:style>
    <style:style style:name="P238" style:parent-style-name="Normal" style:family="paragraph">
      <style:text-properties fo:font-weight="bold" style:font-weight-asian="bold" style:font-weight-complex="bold"/>
    </style:style>
    <style:style style:name="P239" style:parent-style-name="Normal" style:family="paragraph">
      <style:text-properties fo:font-weight="bold" style:font-weight-asian="bold" style:font-weight-complex="bold"/>
    </style:style>
    <style:style style:name="P240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Healthcare Data Analysis</text:p>
      <text:p text:style-name="Normal"><text:span text:style-name="T2">1️</text:span><text:span text:style-name="T3">⃣</text:span><text:span text:style-name="T4"><text:s/>Understand the Dataset (Very Important First Step)</text:span></text:p>
      <text:p text:style-name="Normal">From the screenshot, your table looks like a<text:s/><text:span text:style-name="T5">hospital patient records</text:span><text:s/>table with columns like:</text:p>
      <text:list text:style-name="LFO1" text:continue-numbering="true">
        <text:list-item>
          <text:p text:style-name="P6">Name</text:p>
        </text:list-item>
        <text:list-item>
          <text:p text:style-name="P7">Age</text:p>
        </text:list-item>
        <text:list-item>
          <text:p text:style-name="P8">Gender</text:p>
        </text:list-item>
        <text:list-item>
          <text:p text:style-name="P9">Blood_Type</text:p>
        </text:list-item>
        <text:list-item>
          <text:p text:style-name="P10">Medical_Condition</text:p>
        </text:list-item>
        <text:list-item>
          <text:p text:style-name="P11">Date_of_Admission</text:p>
        </text:list-item>
        <text:list-item>
          <text:p text:style-name="P12">Doctor</text:p>
        </text:list-item>
        <text:list-item>
          <text:p text:style-name="P13">Hospital</text:p>
        </text:list-item>
        <text:list-item>
          <text:p text:style-name="P14">Insurance_Provider</text:p>
        </text:list-item>
        <text:list-item>
          <text:p text:style-name="P15">Billing_Amount</text:p>
        </text:list-item>
        <text:list-item>
          <text:p text:style-name="P16">Room_Number</text:p>
        </text:list-item>
        <text:list-item>
          <text:p text:style-name="P17">Admission_Type (Emergency / Urgent / Elective)</text:p>
        </text:list-item>
        <text:list-item>
          <text:p text:style-name="P18">Discharge_Date</text:p>
        </text:list-item>
        <text:list-item>
          <text:p text:style-name="P19">Medication</text:p>
        </text:list-item>
        <text:list-item>
          <text:p text:style-name="P20">Test_Results</text:p>
        </text:list-item>
      </text:list>
      <text:p text:style-name="Normal"><text:span text:style-name="T21">💡</text:span><text:s/><text:span text:style-name="T22">Business context</text:span><text:s/>(this is what employers care about):</text:p>
      <text:p text:style-name="Normal">“This dataset tracks patient admissions, treatments, costs, and outcomes across hospitals.”</text:p>
      <text:p text:style-name="Normal"><text:span text:style-name="T23">2️</text:span><text:span text:style-name="T24">⃣</text:span><text:span text:style-name="T25"><text:s/>Project Goal (Put This in Your Portfolio)</text:span></text:p>
      <text:p text:style-name="P26">Goal:<text:line-break/>Analyze hospital admissions, patient demographics, medical conditions, billing, and outcomes to support healthcare decision-making and cost optimization.</text:p>
      <text:soft-page-break/>
      <text:p text:style-name="P27">-- “Standardized patient name formatting using SQL string functions to ensure consistency for reporting and analysis.”</text:p>
      <text:p text:style-name="P28"/>
      <text:p text:style-name="P29">SELECT Name,</text:p>
      <text:p text:style-name="P30">CASE<text:s/></text:p>
      <text:p text:style-name="P31"><text:s text:c="4"/>WHEN CHARINDEX(' ', Name) &gt; 0 THEN</text:p>
      <text:p text:style-name="P32"><text:s text:c="8"/>CONCAT(</text:p>
      <text:p text:style-name="P33"><text:s text:c="12"/>UPPER(LEFT(Name, 1)),</text:p>
      <text:p text:style-name="P34"><text:s text:c="12"/>LOWER(SUBSTRING(Name, 2, CHARINDEX(' ', Name) - 1)),</text:p>
      <text:p text:style-name="P35"><text:s text:c="12"/>' ',</text:p>
      <text:p text:style-name="P36"><text:s text:c="12"/>UPPER(SUBSTRING(Name, CHARINDEX(' ', Name) + 1, 1)),</text:p>
      <text:p text:style-name="P37"><text:s text:c="12"/>LOWER(SUBSTRING(Name, CHARINDEX(' ', Name) + 2, LEN(Name)))</text:p>
      <text:p text:style-name="P38"><text:s text:c="8"/>)</text:p>
      <text:p text:style-name="P39"><text:s text:c="4"/>ELSE</text:p>
      <text:p text:style-name="P40"><text:s text:c="8"/>CONCAT(</text:p>
      <text:p text:style-name="P41"><text:s text:c="12"/>UPPER(LEFT(Name, 1)),</text:p>
      <text:p text:style-name="P42"><text:s text:c="12"/>LOWER(SUBSTRING(Name, 2, LEN(Name)))</text:p>
      <text:p text:style-name="P43"><text:s text:c="8"/>)</text:p>
      <text:p text:style-name="P44">END AS FullName</text:p>
      <text:p text:style-name="P45">FROM Clean_Healthcare_Dataset</text:p>
      <text:p text:style-name="P46"/>
      <text:p text:style-name="P47">UPDATE Clean_Healthcare_Dataset</text:p>
      <text:p text:style-name="P48">SET Name =</text:p>
      <text:p text:style-name="P49">CASE<text:s/></text:p>
      <text:p text:style-name="P50"><text:s text:c="4"/>WHEN CHARINDEX(' ', Name) &gt; 0 THEN</text:p>
      <text:p text:style-name="P51"><text:s text:c="8"/>CONCAT(</text:p>
      <text:soft-page-break/>
      <text:p text:style-name="P52"><text:s text:c="12"/>UPPER(LEFT(Name, 1)),</text:p>
      <text:p text:style-name="P53"><text:s text:c="12"/>LOWER(SUBSTRING(Name, 2, CHARINDEX(' ', Name) - 1)),</text:p>
      <text:p text:style-name="P54"><text:s text:c="12"/>' ',</text:p>
      <text:p text:style-name="P55"><text:s text:c="12"/>UPPER(SUBSTRING(Name, CHARINDEX(' ', Name) + 1, 1)),</text:p>
      <text:p text:style-name="P56"><text:s text:c="12"/>LOWER(SUBSTRING(Name, CHARINDEX(' ', Name) + 2, LEN(Name)))</text:p>
      <text:p text:style-name="P57"><text:s text:c="8"/>)</text:p>
      <text:p text:style-name="P58"><text:s text:c="4"/>ELSE</text:p>
      <text:p text:style-name="P59"><text:s text:c="8"/>CONCAT(</text:p>
      <text:p text:style-name="P60"><text:s text:c="12"/>UPPER(LEFT(Name, 1)),</text:p>
      <text:p text:style-name="P61"><text:s text:c="12"/>LOWER(SUBSTRING(Name, 2, LEN(Name)))</text:p>
      <text:p text:style-name="P62"><text:s text:c="8"/>)</text:p>
      <text:p text:style-name="P63">END;</text:p>
      <text:p text:style-name="P64"/>
      <text:p text:style-name="P65">/*</text:p>
      <text:p text:style-name="P66">“Handled inconsistent name formatting by applying conditional string logic in SQL to safely convert<text:s/></text:p>
      <text:p text:style-name="P67">names into proper case while preventing runtime errors.”*/</text:p>
      <text:p text:style-name="P68"/>
      <text:p text:style-name="P69">select name from Clean_Healthcare_Dataset</text:p>
      <text:p text:style-name="P70">where name LIKE '% %'</text:p>
      <text:p text:style-name="P71">OR <text:s/>name like ' %'</text:p>
      <text:p text:style-name="P72">or name like '% '</text:p>
      <text:p text:style-name="P73"/>
      <text:p text:style-name="P74">select Name,</text:p>
      <text:p text:style-name="P75">trim(replace(name, ' ', ' ')) AS Full_Name</text:p>
      <text:p text:style-name="P76">FROM Clean_Healthcare_Dataset</text:p>
      <text:p text:style-name="P77"/>
      <text:p text:style-name="P78">Update Clean_Healthcare_Dataset</text:p>
      <text:p text:style-name="P79">set Name= trim(replace(name, ' ', ' '))</text:p>
      <text:p text:style-name="P80"/>
      <text:p text:style-name="P81">select * from Clean_Healthcare_Dataset</text:p>
      <text:p text:style-name="P82"/>
      <text:p text:style-name="P83">--Goal:</text:p>
      <text:p text:style-name="P84">--Analyze hospital admissions, patient demographics, medical conditions, billing, and outcomes to support healthcare decision-making and cost optimization.</text:p>
      <text:p text:style-name="P85"/>
      <text:p text:style-name="P86">-- Beginner Level</text:p>
      <text:p text:style-name="P87"/>
      <text:p text:style-name="P88">-- “Standardized patient name formatting using SQL string functions to ensure consistency for reporting and analysis.”</text:p>
      <text:p text:style-name="P89"/>
      <text:p text:style-name="P90">SELECT Name,</text:p>
      <text:p text:style-name="P91">CASE<text:s/></text:p>
      <text:p text:style-name="P92"><text:s text:c="4"/>WHEN CHARINDEX(' ', Name) &gt; 0 THEN</text:p>
      <text:p text:style-name="P93"><text:s text:c="8"/>CONCAT(</text:p>
      <text:p text:style-name="P94"><text:s text:c="12"/>UPPER(LEFT(Name, 1)),</text:p>
      <text:p text:style-name="P95"><text:s text:c="12"/>LOWER(SUBSTRING(Name, 2, CHARINDEX(' ', Name) - 1)),</text:p>
      <text:p text:style-name="P96"><text:s text:c="12"/>' ',</text:p>
      <text:p text:style-name="P97"><text:s text:c="12"/>UPPER(SUBSTRING(Name, CHARINDEX(' ', Name) + 1, 1)),</text:p>
      <text:p text:style-name="P98"><text:s text:c="12"/>LOWER(SUBSTRING(Name, CHARINDEX(' ', Name) + 2, LEN(Name)))</text:p>
      <text:p text:style-name="P99"><text:s text:c="8"/>)</text:p>
      <text:p text:style-name="P100"><text:s text:c="4"/>ELSE</text:p>
      <text:p text:style-name="P101"><text:s text:c="8"/>CONCAT(</text:p>
      <text:soft-page-break/>
      <text:p text:style-name="P102"><text:s text:c="12"/>UPPER(LEFT(Name, 1)),</text:p>
      <text:p text:style-name="P103"><text:s text:c="12"/>LOWER(SUBSTRING(Name, 2, LEN(Name)))</text:p>
      <text:p text:style-name="P104"><text:s text:c="8"/>)</text:p>
      <text:p text:style-name="P105">END AS FullName</text:p>
      <text:p text:style-name="P106">FROM Clean_Healthcare_Dataset</text:p>
      <text:p text:style-name="P107"/>
      <text:p text:style-name="P108">UPDATE Clean_Healthcare_Dataset</text:p>
      <text:p text:style-name="P109">SET Name =</text:p>
      <text:p text:style-name="P110">CASE<text:s/></text:p>
      <text:p text:style-name="P111"><text:s text:c="4"/>WHEN CHARINDEX(' ', Name) &gt; 0 THEN</text:p>
      <text:p text:style-name="P112"><text:s text:c="8"/>CONCAT(</text:p>
      <text:p text:style-name="P113"><text:s text:c="12"/>UPPER(LEFT(Name, 1)),</text:p>
      <text:p text:style-name="P114"><text:s text:c="12"/>LOWER(SUBSTRING(Name, 2, CHARINDEX(' ', Name) - 1)),</text:p>
      <text:p text:style-name="P115"><text:s text:c="12"/>' ',</text:p>
      <text:p text:style-name="P116"><text:s text:c="12"/>UPPER(SUBSTRING(Name, CHARINDEX(' ', Name) + 1, 1)),</text:p>
      <text:p text:style-name="P117"><text:s text:c="12"/>LOWER(SUBSTRING(Name, CHARINDEX(' ', Name) + 2, LEN(Name)))</text:p>
      <text:p text:style-name="P118"><text:s text:c="8"/>)</text:p>
      <text:p text:style-name="P119"><text:s text:c="4"/>ELSE</text:p>
      <text:p text:style-name="P120"><text:s text:c="8"/>CONCAT(</text:p>
      <text:p text:style-name="P121"><text:s text:c="12"/>UPPER(LEFT(Name, 1)),</text:p>
      <text:p text:style-name="P122"><text:s text:c="12"/>LOWER(SUBSTRING(Name, 2, LEN(Name)))</text:p>
      <text:p text:style-name="P123"><text:s text:c="8"/>)</text:p>
      <text:p text:style-name="P124">END;</text:p>
      <text:p text:style-name="P125"/>
      <text:p text:style-name="P126">/*</text:p>
      <text:soft-page-break/>
      <text:p text:style-name="P127">“Handled inconsistent name formatting by applying conditional string logic in SQL to safely convert<text:s/></text:p>
      <text:p text:style-name="P128">names into proper case while preventing runtime errors.”*/</text:p>
      <text:p text:style-name="P129"/>
      <text:p text:style-name="P130">select name from Clean_Healthcare_Dataset</text:p>
      <text:p text:style-name="P131">where name LIKE '% %'</text:p>
      <text:p text:style-name="P132">OR <text:s/>name like ' %'</text:p>
      <text:p text:style-name="P133">or name like '% '</text:p>
      <text:p text:style-name="P134"/>
      <text:p text:style-name="P135">select Name,</text:p>
      <text:p text:style-name="P136">trim(replace(name, ' ', ' ')) AS Full_Name</text:p>
      <text:p text:style-name="P137">FROM Clean_Healthcare_Dataset</text:p>
      <text:p text:style-name="P138"/>
      <text:p text:style-name="P139">Update Clean_Healthcare_Dataset</text:p>
      <text:p text:style-name="P140">set Name= trim(replace(name, ' ', ' '))</text:p>
      <text:p text:style-name="P141"/>
      <text:p text:style-name="P142">--Beginner Question</text:p>
      <text:p text:style-name="P143"/>
      <text:p text:style-name="P144">-- View all Patients records</text:p>
      <text:p text:style-name="P145">SELECT *</text:p>
      <text:p text:style-name="P146">FROM Clean_Healthcare_Dataset /*data exploration */</text:p>
      <text:p text:style-name="P147"/>
      <text:p text:style-name="P148">-- show only patient name, age,gender and medical condition</text:p>
      <text:p text:style-name="P149">select Name, age, gender, medical_condition <text:s/>/* column selection */</text:p>
      <text:p text:style-name="P150">from clean_healthcare_dataset</text:p>
      <text:p text:style-name="P151"/>
      <text:soft-page-break/>
      <text:p text:style-name="P152">-- Find patients older than 60</text:p>
      <text:p text:style-name="P153"/>
      <text:p text:style-name="P154">select Name, Age, Medical_condition</text:p>
      <text:p text:style-name="P155">from Clean_Healthcare_Dataset /* Real world use: Elderly care analysis */</text:p>
      <text:p text:style-name="P156">where age &gt; 60</text:p>
      <text:p text:style-name="P157"/>
      <text:p text:style-name="P158">-- List all emergency admission</text:p>
      <text:p text:style-name="P159"/>
      <text:p text:style-name="P160">select *<text:s/></text:p>
      <text:p text:style-name="P161">from Clean_Healthcare_Dataset</text:p>
      <text:p text:style-name="P162">where Admission_Type = 'Emergency' /* healthcare load analysis */</text:p>
      <text:p text:style-name="P163"/>
      <text:p text:style-name="P164">--Sort patients by billing amount (highest first)</text:p>
      <text:p text:style-name="P165"/>
      <text:p text:style-name="P166">select Name, Billing_amount</text:p>
      <text:p text:style-name="P167">from Clean_Healthcare_Dataset</text:p>
      <text:p text:style-name="P168">order by Billing_Amount desc; /* Cost Analysis */</text:p>
      <text:p text:style-name="P169"/>
      <text:p text:style-name="P170">--Intermediate level SQL Analysis</text:p>
      <text:p text:style-name="P171"/>
      <text:p text:style-name="P172">-- Total number of patients</text:p>
      <text:p text:style-name="P173">select count(*) [Total_Patients]</text:p>
      <text:p text:style-name="P174">from Clean_Healthcare_Dataset</text:p>
      <text:p text:style-name="P175"/>
      <text:p text:style-name="P176">-- Average billing amount per admission</text:p>
      <text:p text:style-name="P177"/>
      <text:soft-page-break/>
      <text:p text:style-name="P178">select round(AVG(Billing_Amount),2) [Avg_Bill]</text:p>
      <text:p text:style-name="P179">from Clean_Healthcare_Dataset</text:p>
      <text:p text:style-name="P180"/>
      <text:p text:style-name="P181">-- Number of patients per medical codition</text:p>
      <text:p text:style-name="P182">select count(*) [Number of Patients], Medical_Condition</text:p>
      <text:p text:style-name="P183">from Clean_Healthcare_Dataset</text:p>
      <text:p text:style-name="P184">group by Medical_Condition; /*Disease Prevalence*/</text:p>
      <text:p text:style-name="P185"/>
      <text:p text:style-name="P186">--Average billing amount by medical condition</text:p>
      <text:p text:style-name="P187"/>
      <text:p text:style-name="P188">select Medical_condition, AVG(billing_amount) [Average Billing Amount]</text:p>
      <text:p text:style-name="P189">from Clean_Healthcare_Dataset</text:p>
      <text:p text:style-name="P190">group by Medical_Condition</text:p>
      <text:p text:style-name="P191"/>
      <text:p text:style-name="P192">--Admissions by type (Emergency, Urgent, Elective)</text:p>
      <text:p text:style-name="P193"/>
      <text:p text:style-name="P194">select admission_type, count(*) [Total_Admission]</text:p>
      <text:p text:style-name="P195">from Clean_Healthcare_Dataset</text:p>
      <text:p text:style-name="P196">group by Admission_Type</text:p>
      <text:p text:style-name="P197"/>
      <text:p text:style-name="P198">--Patients admitted after 2022</text:p>
      <text:p text:style-name="P199">select *<text:s/></text:p>
      <text:p text:style-name="P200">from Clean_Healthcare_Dataset</text:p>
      <text:p text:style-name="P201">where Date_of_Admission &gt;= '2022-01-01'</text:p>
      <text:p text:style-name="P202"/>
      <text:p text:style-name="P203">-- cast to date</text:p>
      <text:soft-page-break/>
      <text:p text:style-name="P204">update Clean_Healthcare_Dataset</text:p>
      <text:p text:style-name="P205">set Date_of_Admission = convert(DATE, Date_of_Admission)</text:p>
      <text:p text:style-name="P206">SELECT * FROM Clean_Healthcare_Dataset</text:p>
      <text:p text:style-name="P207"/>
      <text:p text:style-name="P208">--advance questions</text:p>
      <text:p text:style-name="P209"/>
      <text:p text:style-name="P210">-- Cateogorize patients on billing Amount</text:p>
      <text:p text:style-name="P211"/>
      <text:p text:style-name="P212">select Name,</text:p>
      <text:p text:style-name="P213"><text:s text:c="4"/>Billing_Amount,</text:p>
      <text:p text:style-name="P214"><text:s text:c="7"/>case</text:p>
      <text:p text:style-name="P215"><text:s text:c="12"/>when billing_amount &gt; 30000 then 'High Cost'</text:p>
      <text:p text:style-name="P216"><text:s text:c="12"/>when billing_amount BETWEEN 15000 AND 30000 THEN 'Medium Cost'</text:p>
      <text:p text:style-name="P217"><text:s text:c="12"/>Else 'Low Cost'</text:p>
      <text:p text:style-name="P218"><text:s text:c="12"/>END AS Cost_Category</text:p>
      <text:p text:style-name="P219">FROM Clean_Healthcare_Dataset /* Business Insights: Cost Control */</text:p>
      <text:p text:style-name="P220"/>
      <text:p text:style-name="P221">-- Calculate hostpital stay duration (Days)</text:p>
      <text:p text:style-name="P222">SELECT Name,</text:p>
      <text:p text:style-name="P223"><text:s text:c="4"/>DATEDIFF(day, date_of_admission, discharge_date) [Stay_Days]</text:p>
      <text:p text:style-name="P224">FROM Clean_Healthcare_Dataset</text:p>
      <text:p text:style-name="P225"/>
      <text:p text:style-name="P226">-- Average Admission Type</text:p>
      <text:p text:style-name="P227">SELECT Admission_Type,</text:p>
      <text:p text:style-name="P228"><text:s text:c="4"/>AVG(DATEDIFF(day,date_of_admission, Discharge_date)) [Avg_stay_Days]</text:p>
      <text:p text:style-name="P229">FROM Clean_Healthcare_Dataset</text:p>
      <text:soft-page-break/>
      <text:p text:style-name="P230">group by Admission_Type</text:p>
      <text:p text:style-name="P231"/>
      <text:p text:style-name="P232">CREATE VIEW vw_hospital_analysis AS</text:p>
      <text:p text:style-name="P233">SELECT *,</text:p>
      <text:p text:style-name="P234"><text:s text:c="7"/>DATEDIFF(day, Date_of_Admission, Discharge_Date) AS Length_of_Stay</text:p>
      <text:p text:style-name="P235">FROM Clean_Healthcare_Dataset;</text:p>
      <text:p text:style-name="P236"/>
      <text:p text:style-name="P237">SELECT Name, Length_of_Stay</text:p>
      <text:p text:style-name="P238">FROM vw_hospital_analysis;</text:p>
      <text:p text:style-name="P239"/>
      <text:p text:style-name="P2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min</meta:initial-creator>
    <dc:creator>Admin</dc:creator>
    <meta:creation-date>2025-12-26T16:42:00Z</meta:creation-date>
    <dc:date>2025-12-27T03:12:00Z</dc:date>
    <meta:template xlink:href="Normal" xlink:type="simple"/>
    <meta:editing-cycles>2</meta:editing-cycles>
    <meta:editing-duration>PT60S</meta:editing-duration>
    <meta:document-statistic meta:page-count="10" meta:paragraph-count="13" meta:word-count="999" meta:character-count="6686" meta:row-count="47" meta:non-whitespace-character-count="5700"/>
  </office:meta>
</office:document-meta>
</file>